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fill-color="#000000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3.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4.301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svg:stroke-width="0.05cm" svg:stroke-color="#c5000b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2cm" fo:min-width="3.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2cm" fo:min-width="5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2cm" fo:min-width="5.5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2cm" fo:min-width="3.76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2cm" fo:min-width="5.3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3.31cm"/>
    </style:style>
    <style:style style:name="gr13" style:family="graphic" style:parent-style-name="standard">
      <style:graphic-properties draw:fill="solid" draw:fill-color="#0099ff" draw:textarea-horizontal-align="center" draw:textarea-vertical-align="middle"/>
    </style:style>
    <style:style style:name="gr14" style:family="graphic" style:parent-style-name="standard">
      <style:graphic-properties draw:fill="solid" draw:fill-color="#00cccc" draw:textarea-horizontal-align="center" draw:textarea-vertical-align="middle"/>
    </style:style>
    <style:style style:name="gr15" style:family="graphic" style:parent-style-name="standard">
      <style:graphic-properties draw:fill="solid" draw:fill-color="#83ca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8cm"/>
    </style:style>
    <style:style style:name="gr1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>
      <style:graphic-properties svg:stroke-color="#c0c0c0" draw:textarea-horizontal-align="center" draw:textarea-vertical-align="middle"/>
    </style:style>
    <style:style style:name="gr47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>
      <style:graphic-properties draw:fill="solid" draw:fill-color="#0084d1" draw:textarea-horizontal-align="center" draw:textarea-vertical-align="middle"/>
    </style:style>
    <style:style style:name="gr75" style:family="graphic" style:parent-style-name="standard">
      <style:graphic-properties draw:fill="solid" draw:fill-color="#ff950e" draw:textarea-horizontal-align="center" draw:textarea-vertical-align="middle"/>
    </style:style>
    <style:style style:name="gr7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>
      <style:graphic-properties draw:stroke="none" draw:fill="none" draw:fill-color="#000000" draw:fill-image-width="0cm" draw:fill-image-height="0cm" fo:min-height="0.59cm"/>
    </style:style>
    <style:style style:name="gr86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draw:stroke-dash="Dash_20_2" svg:stroke-width="0.051cm" svg:stroke-color="#c0c0c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line-height="70%" fo:text-align="center"/>
    </style:style>
    <style:style style:name="P5" style:family="paragraph">
      <style:paragraph-properties fo:line-height="70%" fo:text-align="center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Arial" style:font-family-generic="roman" style:font-pitch="variable" fo:font-size="15pt" style:letter-kerning="true" style:font-family-asian="'Microsoft YaHei'" style:font-family-generic-asian="system" style:font-pitch-asian="variable" style:font-size-asian="15pt" style:font-family-complex="Mangal" style:font-family-generic-complex="system" style:font-pitch-complex="variable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xml:id="id1" draw:id="id1" draw:layer="layout" svg:x1="6.486cm" svg:y1="14.285cm" svg:x2="6.486cm" svg:y2="3.54cm">
          <text:p/>
        </draw:line>
        <draw:line draw:style-name="gr1" draw:text-style-name="P1" xml:id="id2" draw:id="id2" draw:layer="layout" svg:x1="14.564cm" svg:y1="14.285cm" svg:x2="14.564cm" svg:y2="3.54cm">
          <text:p/>
        </draw:line>
        <draw:frame draw:style-name="gr2" draw:text-style-name="P2" draw:layer="layout" svg:width="3.256cm" svg:height="1.427cm" svg:x="9.159cm" svg:y="9.292cm">
          <draw:text-box>
            <text:p text:style-name="P1"><text:span text:style-name="T1">Fase </text:span></text:p>
            <text:p text:style-name="P1"><text:span text:style-name="T1">aerea</text:span></text:p>
          </draw:text-box>
        </draw:frame>
        <draw:frame draw:style-name="gr3" draw:text-style-name="P2" draw:layer="layout" svg:width="4.801cm" svg:height="1.427cm" svg:x="15.605cm" svg:y="9.255cm">
          <draw:text-box>
            <text:p text:style-name="P1"><text:span text:style-name="T1">Fase di</text:span></text:p>
            <text:p text:style-name="P1"><text:span text:style-name="T1">Appoggio</text:span></text:p>
          </draw:text-box>
        </draw:frame>
        <draw:line draw:style-name="gr4" draw:text-style-name="P1" xml:id="id5" draw:id="id5" draw:layer="layout" svg:x1="13.167cm" svg:y1="8.747cm" svg:x2="13.167cm" svg:y2="12.678cm">
          <text:p/>
        </draw:line>
        <draw:connector draw:style-name="gr5" draw:text-style-name="P1" draw:layer="layout" draw:type="line" svg:x1="6.486cm" svg:y1="14.285cm" svg:x2="14.564cm" svg:y2="14.285cm" draw:start-shape="id1" draw:end-shape="id2" draw:end-glue-point="2" svg:d="m6486 14285h8078">
          <text:p/>
        </draw:connector>
        <draw:frame draw:style-name="gr6" draw:text-style-name="P3" draw:layer="layout" svg:width="3.81cm" svg:height="0.839cm" svg:x="8.742cm" svg:y="13.148cm">
          <draw:text-box>
            <text:p><text:span text:style-name="T1">Passo destro</text:span></text:p>
          </draw:text-box>
        </draw:frame>
        <draw:frame draw:style-name="gr7" draw:text-style-name="P3" draw:layer="layout" svg:width="6.457cm" svg:height="0.839cm" svg:x="4.703cm" svg:y="8.62cm">
          <draw:text-box>
            <text:p><text:span text:style-name="T1">Piede sinistro</text:span></text:p>
          </draw:text-box>
        </draw:frame>
        <draw:frame draw:style-name="gr8" draw:text-style-name="P3" draw:layer="layout" svg:width="6.097cm" svg:height="0.839cm" svg:x="2.905cm" svg:y="11.591cm">
          <draw:text-box>
            <text:p><text:span text:style-name="T1">Piede destro</text:span></text:p>
          </draw:text-box>
        </draw:frame>
        <draw:frame draw:style-name="gr9" draw:text-style-name="P3" draw:layer="layout" svg:width="4.26cm" svg:height="0.839cm" svg:x="14.97cm" svg:y="13.165cm">
          <draw:text-box>
            <text:p><text:span text:style-name="T1">Passo sinistro</text:span></text:p>
          </draw:text-box>
        </draw:frame>
        <draw:line draw:style-name="gr4" draw:text-style-name="P1" xml:id="id3" draw:id="id3" draw:layer="layout" svg:x1="8.214cm" svg:y1="7.833cm" svg:x2="8.214cm" svg:y2="8.816cm">
          <text:p/>
        </draw:line>
        <draw:line draw:style-name="gr4" draw:text-style-name="P1" xml:id="id4" draw:id="id4" draw:layer="layout" svg:x1="21.225cm" svg:y1="7.843cm" svg:x2="21.225cm" svg:y2="8.826cm">
          <text:p/>
        </draw:line>
        <draw:connector draw:style-name="gr10" draw:text-style-name="P1" draw:layer="layout" draw:type="line" svg:x1="8.214cm" svg:y1="8.324cm" svg:x2="21.225cm" svg:y2="8.334cm" draw:start-shape="id3" draw:start-glue-point="1" draw:end-shape="id4" draw:end-glue-point="1" svg:d="m8214 8324 13011 10">
          <text:p/>
        </draw:connector>
        <draw:frame draw:style-name="gr11" draw:text-style-name="P3" draw:layer="layout" svg:width="5.821cm" svg:height="0.839cm" svg:x="11.084cm" svg:y="7.544cm">
          <draw:text-box>
            <text:p><text:span text:style-name="T1">Falcata ( andatura )</text:span></text:p>
          </draw:text-box>
        </draw:frame>
        <draw:connector draw:style-name="gr5" draw:text-style-name="P1" draw:layer="layout" draw:type="line" svg:x1="13.167cm" svg:y1="12.678cm" svg:x2="21.218cm" svg:y2="12.686cm" draw:start-shape="id5" draw:start-glue-point="2" draw:end-shape="id6" draw:end-glue-point="2" svg:d="m13167 12678 8051 8">
          <text:p/>
        </draw:connector>
        <draw:line draw:style-name="gr4" draw:text-style-name="P1" xml:id="id6" draw:id="id6" draw:layer="layout" svg:x1="21.218cm" svg:y1="8.755cm" svg:x2="21.218cm" svg:y2="12.686cm">
          <text:p/>
        </draw:line>
        <draw:line draw:style-name="gr4" draw:text-style-name="P1" draw:layer="layout" svg:x1="14.564cm" svg:y1="9.255cm" svg:x2="14.564cm" svg:y2="11.751cm">
          <text:p/>
        </draw:line>
        <draw:frame draw:style-name="gr12" draw:text-style-name="P5" draw:layer="layout" svg:width="2.821cm" svg:height="1.25cm" draw:transform="rotate (1.5707963267946) translate (13.224cm 11.795cm)">
          <draw:text-box>
            <text:p text:style-name="P4"><text:span text:style-name="T1">Doppio</text:span></text:p>
            <text:p text:style-name="P4"><text:span text:style-name="T1">supporto</text:span></text:p>
          </draw:text-box>
        </draw:frame>
        <draw:line draw:style-name="gr1" draw:text-style-name="P1" draw:layer="layout" svg:x1="13.167cm" svg:y1="5.14cm" svg:x2="13.167cm" svg:y2="8.899cm">
          <text:p/>
        </draw:line>
        <draw:line draw:style-name="gr1" draw:text-style-name="P1" draw:layer="layout" svg:x1="21.218cm" svg:y1="5.14cm" svg:x2="21.218cm" svg:y2="8.899cm">
          <text:p/>
        </draw:line>
        <draw:line draw:style-name="gr1" draw:text-style-name="P1" draw:layer="layout" svg:x1="15.367cm" svg:y1="5.141cm" svg:x2="15.367cm" svg:y2="8.9cm">
          <text:p/>
        </draw:line>
        <draw:line draw:style-name="gr1" draw:text-style-name="P1" draw:layer="layout" svg:x1="18.551cm" svg:y1="5.14cm" svg:x2="18.551cm" svg:y2="8.899cm">
          <text:p/>
        </draw:line>
        <draw:g>
          <draw:rect draw:style-name="gr13" draw:text-style-name="P1" draw:layer="layout" svg:width="7.975cm" svg:height="0.5cm" svg:x="13.214cm" svg:y="5.834cm">
            <text:p/>
          </draw:rect>
          <draw:rect draw:style-name="gr14" draw:text-style-name="P1" draw:layer="layout" svg:width="5.345cm" svg:height="0.5cm" svg:x="13.214cm" svg:y="5.834cm">
            <text:p/>
          </draw:rect>
          <draw:rect draw:style-name="gr15" draw:text-style-name="P1" draw:layer="layout" svg:width="2.153cm" svg:height="0.5cm" svg:x="13.214cm" svg:y="5.834cm">
            <text:p/>
          </draw:rect>
          <draw:frame draw:style-name="gr16" draw:text-style-name="P3" draw:layer="layout" svg:width="3.187cm" svg:height="0.839cm" svg:x="20.673cm" svg:y="6.369cm">
            <draw:text-box>
              <text:p><text:span text:style-name="T1">100%</text:span></text:p>
            </draw:text-box>
          </draw:frame>
          <draw:frame draw:style-name="gr17" draw:text-style-name="P2" draw:layer="layout" svg:width="2.171cm" svg:height="0.839cm" svg:x="12.908cm" svg:y="6.469cm">
            <draw:text-box>
              <text:p text:style-name="P1"><text:span text:style-name="T2">0%</text:span></text:p>
            </draw:text-box>
          </draw:frame>
          <draw:frame draw:style-name="gr18" draw:text-style-name="P1" draw:layer="layout" svg:width="2.68cm" svg:height="0.839cm" svg:x="14.928cm" svg:y="6.47cm">
            <draw:text-box>
              <text:p text:style-name="P1"><text:span text:style-name="T1">27%</text:span></text:p>
            </draw:text-box>
          </draw:frame>
          <draw:frame draw:style-name="gr18" draw:text-style-name="P3" draw:layer="layout" svg:width="2.68cm" svg:height="0.839cm" svg:x="18.173cm" svg:y="6.471cm">
            <draw:text-box>
              <text:p><text:span text:style-name="T1">67%</text:span></text:p>
            </draw:text-box>
          </draw:frame>
        </draw:g>
        <draw:g>
          <draw:g>
            <draw:line draw:style-name="gr19" draw:text-style-name="P6" draw:layer="layout" svg:x1="15.321cm" svg:y1="5.089cm" svg:x2="15.321cm" svg:y2="5.407cm">
              <text:p/>
            </draw:line>
            <draw:line draw:style-name="gr20" draw:text-style-name="P6" draw:layer="layout" svg:x1="15.321cm" svg:y1="5.406cm" svg:x2="15.639cm" svg:y2="5.406cm">
              <text:p/>
            </draw:line>
            <draw:line draw:style-name="gr21" draw:text-style-name="P6" draw:layer="layout" svg:x1="15.639cm" svg:y1="5.406cm" svg:x2="15.957cm" svg:y2="5.406cm">
              <text:p/>
            </draw:line>
            <draw:line draw:style-name="gr22" draw:text-style-name="P6" draw:layer="layout" svg:x1="15.321cm" svg:y1="5.089cm" svg:x2="15.321cm" svg:y2="4.771cm">
              <text:p/>
            </draw:line>
            <draw:line draw:style-name="gr23" draw:text-style-name="P6" draw:layer="layout" svg:x1="15.321cm" svg:y1="4.771cm" svg:x2="15.956cm" svg:y2="5.089cm">
              <text:p/>
            </draw:line>
            <draw:line draw:style-name="gr24" draw:text-style-name="P6" draw:layer="layout" svg:x1="15.956cm" svg:y1="5.089cm" svg:x2="15.956cm" svg:y2="5.407cm">
              <text:p/>
            </draw:line>
          </draw:g>
          <draw:g>
            <draw:line draw:style-name="gr25" draw:text-style-name="P6" draw:layer="layout" svg:x1="15.956cm" svg:y1="5.406cm" svg:x2="16.591cm" svg:y2="5.406cm">
              <text:p/>
            </draw:line>
            <draw:line draw:style-name="gr26" draw:text-style-name="P6" draw:layer="layout" svg:x1="15.956cm" svg:y1="5.089cm" svg:x2="16.591cm" svg:y2="5.407cm">
              <text:p/>
            </draw:line>
            <draw:line draw:style-name="gr27" draw:text-style-name="P6" draw:layer="layout" svg:x1="15.956cm" svg:y1="5.089cm" svg:x2="15.956cm" svg:y2="5.407cm">
              <text:p/>
            </draw:line>
          </draw:g>
        </draw:g>
        <draw:g>
          <draw:g>
            <draw:line draw:style-name="gr28" draw:text-style-name="P6" draw:layer="layout" svg:x1="18.041cm" svg:y1="4.878cm" svg:x2="17.932cm" svg:y2="5.176cm">
              <text:p/>
            </draw:line>
            <draw:line draw:style-name="gr29" draw:text-style-name="P6" draw:layer="layout" svg:x1="17.932cm" svg:y1="5.176cm" svg:x2="18.23cm" svg:y2="5.285cm">
              <text:p/>
            </draw:line>
            <draw:line draw:style-name="gr30" draw:text-style-name="P6" draw:layer="layout" svg:x1="18.23cm" svg:y1="5.285cm" svg:x2="18.528cm" svg:y2="5.394cm">
              <text:p/>
            </draw:line>
            <draw:line draw:style-name="gr31" draw:text-style-name="P6" draw:layer="layout" svg:x1="18.04cm" svg:y1="4.878cm" svg:x2="18.149cm" svg:y2="4.58cm">
              <text:p/>
            </draw:line>
            <draw:line draw:style-name="gr32" draw:text-style-name="P6" draw:layer="layout" svg:x1="18.149cm" svg:y1="4.58cm" svg:x2="18.637cm" svg:y2="5.096cm">
              <text:p/>
            </draw:line>
            <draw:line draw:style-name="gr33" draw:text-style-name="P6" draw:layer="layout" svg:x1="18.638cm" svg:y1="5.095cm" svg:x2="18.529cm" svg:y2="5.393cm">
              <text:p/>
            </draw:line>
          </draw:g>
          <draw:g>
            <draw:line draw:style-name="gr34" draw:text-style-name="P6" draw:layer="layout" svg:x1="18.556cm" svg:y1="5.407cm" svg:x2="19.191cm" svg:y2="5.407cm">
              <text:p/>
            </draw:line>
            <draw:line draw:style-name="gr35" draw:text-style-name="P6" draw:layer="layout" svg:x1="18.556cm" svg:y1="5.09cm" svg:x2="19.191cm" svg:y2="5.408cm">
              <text:p/>
            </draw:line>
            <draw:line draw:style-name="gr36" draw:text-style-name="P6" draw:layer="layout" svg:x1="18.556cm" svg:y1="5.09cm" svg:x2="18.556cm" svg:y2="5.408cm">
              <text:p/>
            </draw:line>
          </draw:g>
        </draw:g>
        <draw:g>
          <draw:g>
            <draw:line draw:style-name="gr37" draw:text-style-name="P6" draw:layer="layout" svg:x1="20.306cm" svg:y1="4.572cm" svg:x2="20.147cm" svg:y2="4.847cm">
              <text:p/>
            </draw:line>
            <draw:line draw:style-name="gr38" draw:text-style-name="P6" draw:layer="layout" svg:x1="20.147cm" svg:y1="4.847cm" svg:x2="20.422cm" svg:y2="5.006cm">
              <text:p/>
            </draw:line>
            <draw:line draw:style-name="gr39" draw:text-style-name="P6" draw:layer="layout" svg:x1="20.422cm" svg:y1="5.006cm" svg:x2="20.697cm" svg:y2="5.165cm">
              <text:p/>
            </draw:line>
            <draw:line draw:style-name="gr40" draw:text-style-name="P6" draw:layer="layout" svg:x1="20.306cm" svg:y1="4.572cm" svg:x2="20.465cm" svg:y2="4.297cm">
              <text:p/>
            </draw:line>
            <draw:line draw:style-name="gr41" draw:text-style-name="P6" draw:layer="layout" svg:x1="20.464cm" svg:y1="4.297cm" svg:x2="20.855cm" svg:y2="4.889cm">
              <text:p/>
            </draw:line>
            <draw:line draw:style-name="gr42" draw:text-style-name="P6" draw:layer="layout" svg:x1="20.856cm" svg:y1="4.889cm" svg:x2="20.697cm" svg:y2="5.164cm">
              <text:p/>
            </draw:line>
          </draw:g>
          <draw:g>
            <draw:line draw:style-name="gr43" draw:text-style-name="P6" draw:layer="layout" svg:x1="20.697cm" svg:y1="5.164cm" svg:x2="21.247cm" svg:y2="5.482cm">
              <text:p/>
            </draw:line>
            <draw:line draw:style-name="gr44" draw:text-style-name="P6" draw:layer="layout" svg:x1="20.856cm" svg:y1="4.889cm" svg:x2="21.247cm" svg:y2="5.481cm">
              <text:p/>
            </draw:line>
            <draw:line draw:style-name="gr45" draw:text-style-name="P6" draw:layer="layout" svg:x1="20.856cm" svg:y1="4.889cm" svg:x2="20.697cm" svg:y2="5.164cm">
              <text:p/>
            </draw:line>
          </draw:g>
        </draw:g>
        <draw:line draw:style-name="gr46" draw:text-style-name="P1" draw:layer="layout" svg:x1="6.08cm" svg:y1="5.446cm" svg:x2="21.32cm" svg:y2="5.445cm">
          <text:p/>
        </draw:line>
        <draw:g>
          <draw:g>
            <draw:line draw:style-name="gr47" draw:text-style-name="P6" draw:layer="layout" svg:x1="6.408cm" svg:y1="5.203cm" svg:x2="6.567cm" svg:y2="5.478cm">
              <text:p/>
            </draw:line>
            <draw:line draw:style-name="gr48" draw:text-style-name="P6" draw:layer="layout" svg:x1="6.566cm" svg:y1="5.478cm" svg:x2="6.841cm" svg:y2="5.319cm">
              <text:p/>
            </draw:line>
            <draw:line draw:style-name="gr49" draw:text-style-name="P6" draw:layer="layout" svg:x1="6.841cm" svg:y1="5.319cm" svg:x2="7.116cm" svg:y2="5.16cm">
              <text:p/>
            </draw:line>
            <draw:line draw:style-name="gr50" draw:text-style-name="P6" draw:layer="layout" svg:x1="6.408cm" svg:y1="5.203cm" svg:x2="6.249cm" svg:y2="4.928cm">
              <text:p/>
            </draw:line>
            <draw:line draw:style-name="gr51" draw:text-style-name="P6" draw:layer="layout" svg:x1="6.249cm" svg:y1="4.928cm" svg:x2="6.958cm" svg:y2="4.885cm">
              <text:p/>
            </draw:line>
            <draw:line draw:style-name="gr52" draw:text-style-name="P6" draw:layer="layout" svg:x1="6.958cm" svg:y1="4.885cm" svg:x2="7.117cm" svg:y2="5.16cm">
              <text:p/>
            </draw:line>
          </draw:g>
          <draw:g>
            <draw:line draw:style-name="gr53" draw:text-style-name="P6" draw:layer="layout" svg:x1="7.116cm" svg:y1="5.161cm" svg:x2="7.666cm" svg:y2="4.843cm">
              <text:p/>
            </draw:line>
            <draw:line draw:style-name="gr54" draw:text-style-name="P6" draw:layer="layout" svg:x1="6.958cm" svg:y1="4.886cm" svg:x2="7.667cm" svg:y2="4.843cm">
              <text:p/>
            </draw:line>
            <draw:line draw:style-name="gr55" draw:text-style-name="P6" draw:layer="layout" svg:x1="6.958cm" svg:y1="4.885cm" svg:x2="7.117cm" svg:y2="5.16cm">
              <text:p/>
            </draw:line>
          </draw:g>
        </draw:g>
        <draw:g>
          <draw:g>
            <draw:line draw:style-name="gr56" draw:text-style-name="P6" draw:layer="layout" svg:x1="8.721cm" svg:y1="5.09cm" svg:x2="8.721cm" svg:y2="5.408cm">
              <text:p/>
            </draw:line>
            <draw:line draw:style-name="gr57" draw:text-style-name="P6" draw:layer="layout" svg:x1="8.721cm" svg:y1="5.407cm" svg:x2="9.039cm" svg:y2="5.407cm">
              <text:p/>
            </draw:line>
            <draw:line draw:style-name="gr58" draw:text-style-name="P6" draw:layer="layout" svg:x1="9.039cm" svg:y1="5.407cm" svg:x2="9.357cm" svg:y2="5.407cm">
              <text:p/>
            </draw:line>
            <draw:line draw:style-name="gr59" draw:text-style-name="P6" draw:layer="layout" svg:x1="8.721cm" svg:y1="5.09cm" svg:x2="8.721cm" svg:y2="4.772cm">
              <text:p/>
            </draw:line>
            <draw:line draw:style-name="gr60" draw:text-style-name="P6" draw:layer="layout" svg:x1="8.721cm" svg:y1="4.772cm" svg:x2="9.356cm" svg:y2="5.09cm">
              <text:p/>
            </draw:line>
            <draw:line draw:style-name="gr61" draw:text-style-name="P6" draw:layer="layout" svg:x1="9.356cm" svg:y1="5.09cm" svg:x2="9.356cm" svg:y2="5.408cm">
              <text:p/>
            </draw:line>
          </draw:g>
          <draw:g>
            <draw:line draw:style-name="gr62" draw:text-style-name="P6" draw:layer="layout" svg:x1="9.356cm" svg:y1="5.407cm" svg:x2="9.991cm" svg:y2="5.407cm">
              <text:p/>
            </draw:line>
            <draw:line draw:style-name="gr63" draw:text-style-name="P6" draw:layer="layout" svg:x1="9.356cm" svg:y1="5.09cm" svg:x2="9.991cm" svg:y2="5.408cm">
              <text:p/>
            </draw:line>
            <draw:line draw:style-name="gr64" draw:text-style-name="P6" draw:layer="layout" svg:x1="9.356cm" svg:y1="5.09cm" svg:x2="9.356cm" svg:y2="5.408cm">
              <text:p/>
            </draw:line>
          </draw:g>
        </draw:g>
        <draw:g>
          <draw:g>
            <draw:line draw:style-name="gr65" draw:text-style-name="P6" draw:layer="layout" svg:x1="11.441cm" svg:y1="4.879cm" svg:x2="11.332cm" svg:y2="5.177cm">
              <text:p/>
            </draw:line>
            <draw:line draw:style-name="gr66" draw:text-style-name="P6" draw:layer="layout" svg:x1="11.332cm" svg:y1="5.177cm" svg:x2="11.63cm" svg:y2="5.286cm">
              <text:p/>
            </draw:line>
            <draw:line draw:style-name="gr67" draw:text-style-name="P6" draw:layer="layout" svg:x1="11.63cm" svg:y1="5.286cm" svg:x2="11.928cm" svg:y2="5.395cm">
              <text:p/>
            </draw:line>
            <draw:line draw:style-name="gr68" draw:text-style-name="P6" draw:layer="layout" svg:x1="11.44cm" svg:y1="4.879cm" svg:x2="11.549cm" svg:y2="4.581cm">
              <text:p/>
            </draw:line>
            <draw:line draw:style-name="gr69" draw:text-style-name="P6" draw:layer="layout" svg:x1="11.549cm" svg:y1="4.581cm" svg:x2="12.037cm" svg:y2="5.097cm">
              <text:p/>
            </draw:line>
            <draw:line draw:style-name="gr70" draw:text-style-name="P6" draw:layer="layout" svg:x1="12.038cm" svg:y1="5.096cm" svg:x2="11.929cm" svg:y2="5.394cm">
              <text:p/>
            </draw:line>
          </draw:g>
          <draw:g>
            <draw:line draw:style-name="gr71" draw:text-style-name="P6" draw:layer="layout" svg:x1="11.956cm" svg:y1="5.408cm" svg:x2="12.591cm" svg:y2="5.408cm">
              <text:p/>
            </draw:line>
            <draw:line draw:style-name="gr72" draw:text-style-name="P6" draw:layer="layout" svg:x1="11.956cm" svg:y1="5.091cm" svg:x2="12.591cm" svg:y2="5.409cm">
              <text:p/>
            </draw:line>
            <draw:line draw:style-name="gr73" draw:text-style-name="P6" draw:layer="layout" svg:x1="11.956cm" svg:y1="5.091cm" svg:x2="11.956cm" svg:y2="5.409cm">
              <text:p/>
            </draw:line>
          </draw:g>
        </draw:g>
        <draw:g>
          <draw:g>
            <draw:rect draw:style-name="gr74" draw:text-style-name="P1" draw:layer="layout" svg:width="8.068cm" svg:height="0.491cm" svg:x="13.171cm" svg:y="8.797cm">
              <text:p/>
            </draw:rect>
            <draw:rect draw:style-name="gr75" draw:text-style-name="P1" draw:layer="layout" svg:width="4.947cm" svg:height="0.491cm" svg:x="8.224cm" svg:y="8.797cm">
              <text:p/>
            </draw:rect>
          </draw:g>
        </draw:g>
        <draw:g>
          <draw:rect draw:style-name="gr75" draw:text-style-name="P1" draw:layer="layout" svg:width="13.014cm" svg:height="0.491cm" svg:x="6.489cm" svg:y="11.745cm">
            <text:p/>
          </draw:rect>
          <draw:rect draw:style-name="gr74" draw:text-style-name="P1" draw:layer="layout" svg:width="8.069cm" svg:height="0.491cm" svg:x="6.489cm" svg:y="11.745cm">
            <text:p/>
          </draw:rect>
        </draw:g>
        <draw:g>
          <draw:g>
            <draw:line draw:style-name="gr76" draw:text-style-name="P6" draw:layer="layout" svg:x1="13.008cm" svg:y1="5.202cm" svg:x2="13.167cm" svg:y2="5.477cm">
              <text:p/>
            </draw:line>
            <draw:line draw:style-name="gr77" draw:text-style-name="P6" draw:layer="layout" svg:x1="13.166cm" svg:y1="5.477cm" svg:x2="13.441cm" svg:y2="5.318cm">
              <text:p/>
            </draw:line>
            <draw:line draw:style-name="gr78" draw:text-style-name="P6" draw:layer="layout" svg:x1="13.441cm" svg:y1="5.318cm" svg:x2="13.716cm" svg:y2="5.159cm">
              <text:p/>
            </draw:line>
            <draw:line draw:style-name="gr79" draw:text-style-name="P6" draw:layer="layout" svg:x1="13.008cm" svg:y1="5.202cm" svg:x2="12.849cm" svg:y2="4.927cm">
              <text:p/>
            </draw:line>
            <draw:line draw:style-name="gr80" draw:text-style-name="P6" draw:layer="layout" svg:x1="12.849cm" svg:y1="4.927cm" svg:x2="13.558cm" svg:y2="4.884cm">
              <text:p/>
            </draw:line>
            <draw:line draw:style-name="gr81" draw:text-style-name="P6" draw:layer="layout" svg:x1="13.558cm" svg:y1="4.884cm" svg:x2="13.717cm" svg:y2="5.159cm">
              <text:p/>
            </draw:line>
          </draw:g>
          <draw:g>
            <draw:line draw:style-name="gr82" draw:text-style-name="P6" draw:layer="layout" svg:x1="13.716cm" svg:y1="5.16cm" svg:x2="14.266cm" svg:y2="4.842cm">
              <text:p/>
            </draw:line>
            <draw:line draw:style-name="gr83" draw:text-style-name="P6" draw:layer="layout" svg:x1="13.558cm" svg:y1="4.885cm" svg:x2="14.267cm" svg:y2="4.842cm">
              <text:p/>
            </draw:line>
            <draw:line draw:style-name="gr84" draw:text-style-name="P6" draw:layer="layout" svg:x1="13.558cm" svg:y1="4.884cm" svg:x2="13.717cm" svg:y2="5.159cm">
              <text:p/>
            </draw:line>
          </draw:g>
        </draw:g>
        <draw:frame draw:style-name="gr85" draw:text-style-name="P7" draw:layer="layout" svg:width="1.27cm" svg:height="0.861cm" svg:x="12.63cm" svg:y="3.44cm">
          <draw:text-box>
            <text:p><text:span text:style-name="T3">HS</text:span></text:p>
          </draw:text-box>
        </draw:frame>
        <draw:frame draw:style-name="gr85" draw:text-style-name="P7" draw:layer="layout" svg:width="1.27cm" svg:height="0.861cm" svg:x="15.13cm" svg:y="3.441cm">
          <draw:text-box>
            <text:p><text:span text:style-name="T3">FF</text:span></text:p>
          </draw:text-box>
        </draw:frame>
        <draw:frame draw:style-name="gr85" draw:text-style-name="P7" draw:layer="layout" svg:width="1.905cm" svg:height="0.861cm" svg:x="17.51cm" svg:y="3.419cm">
          <draw:text-box>
            <text:p><text:span text:style-name="T3">HO</text:span></text:p>
          </draw:text-box>
        </draw:frame>
        <draw:frame draw:style-name="gr85" draw:text-style-name="P7" draw:layer="layout" svg:width="1.905cm" svg:height="0.861cm" svg:x="19.811cm" svg:y="3.42cm">
          <draw:text-box>
            <text:p><text:span text:style-name="T3">TO</text:span></text:p>
          </draw:text-box>
        </draw:frame>
        <draw:g>
          <draw:g>
            <draw:line draw:style-name="gr86" draw:text-style-name="P6" draw:layer="layout" svg:x1="13.706cm" svg:y1="4.573cm" svg:x2="13.547cm" svg:y2="4.848cm">
              <text:p/>
            </draw:line>
            <draw:line draw:style-name="gr87" draw:text-style-name="P6" draw:layer="layout" svg:x1="13.547cm" svg:y1="4.848cm" svg:x2="13.822cm" svg:y2="5.007cm">
              <text:p/>
            </draw:line>
            <draw:line draw:style-name="gr88" draw:text-style-name="P6" draw:layer="layout" svg:x1="13.822cm" svg:y1="5.007cm" svg:x2="14.097cm" svg:y2="5.166cm">
              <text:p/>
            </draw:line>
            <draw:line draw:style-name="gr89" draw:text-style-name="P6" draw:layer="layout" svg:x1="13.706cm" svg:y1="4.573cm" svg:x2="13.865cm" svg:y2="4.298cm">
              <text:p/>
            </draw:line>
            <draw:line draw:style-name="gr90" draw:text-style-name="P6" draw:layer="layout" svg:x1="13.864cm" svg:y1="4.298cm" svg:x2="14.255cm" svg:y2="4.89cm">
              <text:p/>
            </draw:line>
            <draw:line draw:style-name="gr91" draw:text-style-name="P6" draw:layer="layout" svg:x1="14.256cm" svg:y1="4.89cm" svg:x2="14.097cm" svg:y2="5.165cm">
              <text:p/>
            </draw:line>
          </draw:g>
          <draw:g>
            <draw:line draw:style-name="gr92" draw:text-style-name="P6" draw:layer="layout" svg:x1="14.097cm" svg:y1="5.165cm" svg:x2="14.647cm" svg:y2="5.483cm">
              <text:p/>
            </draw:line>
            <draw:line draw:style-name="gr93" draw:text-style-name="P6" draw:layer="layout" svg:x1="14.256cm" svg:y1="4.89cm" svg:x2="14.647cm" svg:y2="5.482cm">
              <text:p/>
            </draw:line>
            <draw:line draw:style-name="gr94" draw:text-style-name="P6" draw:layer="layout" svg:x1="14.256cm" svg:y1="4.89cm" svg:x2="14.097cm" svg:y2="5.16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it" fo:country="IT" style:letter-kerning="true" style:font-family-asian="SimSun, 宋体" style:font-pitch-asian="variable" style:font-size-asian="12pt" style:language-asian="hi" style:country-asian="IN" style:font-family-complex="'Times New Roman'" style:font-family-generic-complex="roman" style:font-pitch-complex="variable" style:font-size-complex="12pt" style:language-complex="hi" style:country-complex="IN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5-14T10:15:49.71</meta:creation-date>
    <dc:date>2012-02-13T08:54:53.26</dc:date>
    <dc:creator>Bilbo Baggins</dc:creator>
    <meta:editing-duration>P1DT23H53M50S</meta:editing-duration>
    <meta:editing-cycles>10</meta:editing-cycles>
    <meta:generator>OpenOffice.org/3.3$Win32 OpenOffice.org_project/330m20$Build-9567</meta:generator>
    <meta:document-statistic meta:object-count="138"/>
  </office:meta>
</office:document-meta>
</file>